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4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ffcc99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solid" draw:stroke-dash="Dash_20_4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ffcc99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4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ffcc99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4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ffcc99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4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ffcc99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4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ffcc99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4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ffcc99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4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ffcc99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4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ffcc99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4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ffcc99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4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ffcc99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_20_4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ffcc99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4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ffcc99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4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ffcc99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4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ffcc99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4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ffcc99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4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ffcc99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>
      <style:graphic-properties svg:stroke-width="0.05cm" draw:marker-start-width="0.275cm" draw:marker-end-width="0.275cm" draw:fill="solid" draw:fill-color="#ffcc99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standard" style:list-style-name="L1">
      <style:graphic-properties draw:stroke="solid" draw:stroke-dash="Dash_20_4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ffcc99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_20_4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ffcc99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_20_4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ffcc99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_20_4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ffcc99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_20_4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ffcc99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5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DejaVu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g>
          <draw:custom-shape draw:style-name="gr1" draw:text-style-name="P1" draw:layer="layout" svg:width="1.5cm" svg:height="1cm" svg:x="4.5cm" svg:y="6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5cm" svg:height="1cm" svg:x="4.5cm" svg:y="5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5cm" svg:height="1cm" svg:x="6cm" svg:y="5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5cm" svg:height="1cm" svg:x="3cm" svg:y="5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5cm" svg:height="1cm" svg:x="4.5cm" svg:y="4.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cm" svg:height="1cm" svg:x="6cm" svg:y="6.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.5cm" svg:height="1cm" svg:x="3cm" svg:y="4.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.5cm" svg:height="1cm" svg:x="1.5cm" svg:y="4.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1.5cm" svg:height="1cm" svg:x="3cm" svg:y="3.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1.5cm" svg:height="1cm" svg:x="4.5cm" svg:y="3.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1.5cm" svg:height="1cm" svg:x="6cm" svg:y="4.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1.5cm" svg:height="1cm" svg:x="1.5cm" svg:y="5.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1.5cm" svg:height="1cm" svg:x="3cm" svg:y="6.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1.5cm" svg:height="1cm" svg:x="4.5cm" svg:y="7.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1.5cm" svg:height="1cm" svg:x="6cm" svg:y="7.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1.5cm" svg:height="1cm" svg:x="7.5cm" svg:y="5.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1.5cm" svg:height="1cm" svg:x="7.5cm" svg:y="6.5cm">
            <text:p/>
            <draw:enhanced-geometry svg:viewBox="0 0 21600 21600" draw:type="rectangle" draw:enhanced-path="M 0 0 L 21600 0 21600 21600 0 21600 0 0 Z N"/>
          </draw:custom-shape>
        </draw:g>
        <draw:custom-shape draw:style-name="gr18" draw:text-style-name="P2" draw:layer="layout" svg:width="5.068cm" svg:height="3.222cm" draw:transform="skewX (0.337023078560041) rotate (-0.666541241337696) translate (-4.383cm 3.532cm)">
          <text:p/>
          <draw:enhanced-geometry svg:viewBox="0 0 21600 21600" draw:type="rectangle" draw:enhanced-path="M 0 0 L 21600 0 21600 21600 0 21600 0 0 Z N"/>
        </draw:custom-shape>
        <draw:g>
          <draw:custom-shape draw:style-name="gr19" draw:text-style-name="P1" draw:layer="layout" svg:width="1.5cm" svg:height="2cm" svg:x="17cm" svg:y="5.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3cm" svg:height="2cm" svg:x="14cm" svg:y="6.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6cm" svg:height="2cm" svg:x="11cm" svg:y="4.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.5cm" svg:height="1cm" svg:x="12.5cm" svg:y="3.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" draw:layer="layout" svg:width="1.5cm" svg:height="1cm" svg:x="12.5cm" svg:y="6.5cm">
            <text:p/>
            <draw:enhanced-geometry svg:viewBox="0 0 21600 21600" draw:type="rectangle" draw:enhanced-path="M 0 0 L 21600 0 21600 21600 0 21600 0 0 Z N"/>
          </draw:custom-shape>
        </draw:g>
        <draw:custom-shape draw:style-name="gr24" draw:text-style-name="P2" draw:layer="layout" svg:width="1cm" svg:height="1cm" draw:transform="rotate (-1.57079632679579) translate (1cm 5.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2" draw:layer="layout" svg:width="1cm" svg:height="1cm" draw:transform="rotate (-1.57079632679579) translate (10.5cm 5.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5" draw:text-style-name="P2" draw:layer="layout" svg:x1="-7cm" svg:y1="8.5cm" svg:x2="-7cm" svg:y2="6.5cm">
          <text:p/>
        </draw:line>
        <draw:line draw:style-name="gr25" draw:text-style-name="P2" draw:layer="layout" svg:x1="-7cm" svg:y1="8.5cm" svg:x2="-5cm" svg:y2="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manuele Gissi</meta:initial-creator>
    <meta:creation-date>2010-04-27T22:53:40</meta:creation-date>
    <dc:date>2010-04-27T23:03:33</dc:date>
    <dc:creator>Emanuele Gissi</dc:creator>
    <meta:editing-duration>PT00H09M54S</meta:editing-duration>
    <meta:editing-cycles>1</meta:editing-cycles>
    <meta:document-statistic meta:object-count="29"/>
    <meta:generator>OpenOffice.org/3.2$Unix OpenOffice.org_project/320m12$Build-9483</meta:generator>
  </office:meta>
</office:document-meta>
</file>